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P1" style:family="paragraph" style:parent-style-name="Standard">
      <style:text-properties officeooo:rsid="0017cb39" officeooo:paragraph-rsid="0017cb39"/>
    </style:style>
    <style:style style:name="P2" style:family="paragraph" style:parent-style-name="Standard">
      <style:text-properties officeooo:rsid="0118ee47" officeooo:paragraph-rsid="0118ee47"/>
    </style:style>
    <style:style style:name="P3" style:family="paragraph" style:parent-style-name="Standard" style:master-page-name="Standard">
      <style:paragraph-properties style:page-number="auto"/>
      <style:text-properties fo:language="en" fo:country="US" fo:font-weight="bold" officeooo:rsid="0017cb39" officeooo:paragraph-rsid="0017cb39" style:font-weight-asian="bold"/>
    </style:style>
    <style:style style:name="P4" style:family="paragraph" style:parent-style-name="Standard">
      <style:text-properties fo:language="en" fo:country="US" fo:font-weight="normal" officeooo:rsid="0017cb39" officeooo:paragraph-rsid="0017cb39" style:font-weight-asian="normal" style:font-weight-complex="normal"/>
    </style:style>
    <style:style style:name="P5" style:family="paragraph" style:parent-style-name="Standard">
      <style:text-properties officeooo:rsid="0118ee47" officeooo:paragraph-rsid="0118ee47"/>
    </style:style>
    <style:style style:name="P6" style:family="paragraph" style:parent-style-name="Standard">
      <style:text-properties fo:font-weight="bold" officeooo:rsid="060ea815" officeooo:paragraph-rsid="060ea815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cb39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609fcc" style:font-weight-asian="normal" style:font-weight-complex="normal"/>
    </style:style>
    <style:style style:name="T5" style:family="text">
      <style:text-properties fo:language="en" fo:country="US" fo:font-weight="normal" officeooo:rsid="0173eb66" style:font-weight-asian="normal" style:font-weight-complex="normal"/>
    </style:style>
    <style:style style:name="T6" style:family="text">
      <style:text-properties fo:language="en" fo:country="US" fo:font-weight="normal" officeooo:rsid="01771b60" style:font-weight-asian="normal" style:font-weight-complex="normal"/>
    </style:style>
    <style:style style:name="T7" style:family="text">
      <style:text-properties fo:language="en" fo:country="US" fo:font-weight="normal" officeooo:rsid="060d2018" style:font-weight-asian="normal" style:font-weight-complex="normal"/>
    </style:style>
    <style:style style:name="T8" style:family="text">
      <style:text-properties fo:language="en" fo:country="US" officeooo:rsid="00609fc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ck sort:</text:p>
      <text:p text:style-name="P4">Functions by taking an array, splitting it up into three smaller arrays:</text:p>
      <text:p text:style-name="P4"><draw:frame draw:style-name="fr1" draw:name="Object1" text:anchor-type="as-char" svg:y="-0.1484in" svg:width="1.252in" svg:height="0.2091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2" text:anchor-type="as-char" svg:y="-0.1484in" svg:width="1.2917in" svg:height="0.2091in" draw:z-index="1"><draw:object xlink:href="./Object 8" xlink:type="simple" xlink:show="embed" xlink:actuate="onLoad"/><draw:image xlink:href="./ObjectReplacements/Object 8" xlink:type="simple" xlink:show="embed" xlink:actuate="onLoad"/></draw:frame></text:p>
      <text:p text:style-name="P4"><draw:frame draw:style-name="fr1" draw:name="Object3" text:anchor-type="as-char" svg:y="-0.1484in" svg:width="0.8484in" svg:height="0.2091in" draw:z-index="2"><draw:object xlink:href="./Object 16" xlink:type="simple" xlink:show="embed" xlink:actuate="onLoad"/><draw:image xlink:href="./ObjectReplacements/Object 16" xlink:type="simple" xlink:show="embed" xlink:actuate="onLoad"/></draw:frame></text:p>
      <text:p text:style-name="P1"><text:span text:style-name="T3">Left, right, and middle, with the middle one consisting only of one entry. The function enters recurrence and does the same for left and right.</text:span><text:span text:style-name="T4"> At the lowest level of recurrence, the arrays get sorted, and sent up to the upper layers, repeating the sorting process on the sorted subarrays.</text:span></text:p>
      <text:p text:style-name="P2"><text:span text:style-name="T4"/></text:p>
      <text:p text:style-name="P6"><text:span text:style-name="T8">P</text:span><text:span text:style-name="T1">artition function:</text:span></text:p>
      <text:p text:style-name="P2"><text:span text:style-name="T4">I</text:span><text:span text:style-name="T3">t should also be noted that the function uses a pivot-selection function to determine q. It’s really fucky tbh. </text:span><text:span text:style-name="T5">The jist of it is, you start by setting a var=i=p-1, </text:span><text:span text:style-name="T7">and a var=x=A[r]</text:span><text:span text:style-name="T5">. </text:span><text:span text:style-name="T6">You then use a for loop, where j=p..r-1. For each j, you check if A[j] </text:span><text:span text:style-name="T7">&lt;= x. If it is, increment i by one and swap A[i] with A[j]. Otherwise, swap A[i+1] with A[r].</text:span></text:p>
      <text:p text:style-name="P2"><text:span text:style-name="T7"/></text:p>
      <text:p text:style-name="P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a" fo:country="DK" style:letter-kerning="false" style:font-name-asian="Yu Mincho" style:font-size-asian="11pt" style:language-asian="ja" style:country-asian="JP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da" fo:country="DK" style:letter-kerning="false" style:font-name-asian="Yu Mincho" style:font-size-asian="11pt" style:language-asian="ja" style:country-asian="JP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language="en" fo:country="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language="en" fo:country="US"/>
    </style:style>
    <style:style style:name="MT2" style:family="text">
      <style:text-properties fo:language="en" fo:country="US" officeooo:rsid="0017cb39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Algorithms and Data Structures<text:tab/> <text:s text:c="2"/></text:span><text:span text:style-name="MT2">Sorting</text:span><text:span text:style-name="MT1"><text:tab/></text:span><text:span text:style-name="MT2">04/10</text:span><text:span text:style-name="MT1">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d Baka</meta:initial-creator>
    <meta:editing-cycles>13</meta:editing-cycles>
    <meta:creation-date>2018-09-24T19:30:00</meta:creation-date>
    <dc:date>2018-10-04T20:53:56.108581261</dc:date>
    <meta:editing-duration>PT4H41M22S</meta:editing-duration>
    <meta:generator>LibreOffice/6.0.6.2$Linux_X86_64 LibreOffice_project/00m0$Build-2</meta:generator>
    <meta:document-statistic meta:table-count="0" meta:image-count="0" meta:object-count="3" meta:page-count="1" meta:paragraph-count="9" meta:word-count="139" meta:character-count="791" meta:non-whitespace-character-count="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6/content.xml><?xml version="1.0" encoding="utf-8"?>
<math xmlns="http://www.w3.org/1998/Math/MathML" display="block">
  <semantics>
    <mrow>
      <mrow>
        <msub>
          <mi>A</mi>
          <mi mathvariant="italic">mid</mi>
        </msub>
        <mo stretchy="false">=</mo>
        <mi>A</mi>
      </mrow>
      <mrow>
        <mo fence="true" stretchy="false">[</mo>
        <mrow>
          <mi>q</mi>
        </mrow>
        <mo fence="true" stretchy="false">]</mo>
      </mrow>
    </mrow>
    <annotation encoding="StarMath 5.0">A_mid = A[ q ]</annotation>
  </semantics>
</math>
</file>

<file path=Object 2/content.xml><?xml version="1.0" encoding="utf-8"?>
<math xmlns="http://www.w3.org/1998/Math/MathML" display="block">
  <semantics>
    <mrow>
      <mrow>
        <msub>
          <mi>A</mi>
          <mi mathvariant="italic">lef</mi>
        </msub>
        <mo stretchy="false">=</mo>
        <mi>A</mi>
      </mrow>
      <mrow>
        <mo fence="true" stretchy="false">[</mo>
        <mrow>
          <mrow>
            <mi>p</mi>
            <mn>..</mn>
            <mrow>
              <mi>q</mi>
              <mo stretchy="false">−</mo>
              <mn>1</mn>
            </mrow>
          </mrow>
        </mrow>
        <mo fence="true" stretchy="false">]</mo>
      </mrow>
    </mrow>
    <annotation encoding="StarMath 5.0">A_lef = A[p..q-1 ]</annotation>
  </semantics>
</math>
</file>

<file path=Object 8/content.xml><?xml version="1.0" encoding="utf-8"?>
<math xmlns="http://www.w3.org/1998/Math/MathML" display="block">
  <semantics>
    <mrow>
      <mrow>
        <msub>
          <mi>A</mi>
          <mi mathvariant="italic">righ</mi>
        </msub>
        <mo stretchy="false">=</mo>
        <mi>A</mi>
      </mrow>
      <mrow>
        <mo fence="true" stretchy="false">[</mo>
        <mrow>
          <mrow>
            <mrow>
              <mi>q</mi>
              <mo stretchy="false">+</mo>
              <mn>1.</mn>
            </mrow>
            <mn>..</mn>
            <mi>r</mi>
          </mrow>
        </mrow>
        <mo fence="true" stretchy="false">]</mo>
      </mrow>
    </mrow>
    <annotation encoding="StarMath 5.0">A_righ = A[ q+1...r ]</annotation>
  </semantics>
</math>
</file>